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1A3000000BEACF77083.png"/>
  <manifest:file-entry manifest:media-type="image/png" manifest:full-path="Pictures/10000201000002CC000000C435F932DE.png"/>
  <manifest:file-entry manifest:media-type="image/png" manifest:full-path="Pictures/100002010000017E00000110B25B7EE5.png"/>
  <manifest:file-entry manifest:media-type="image/png" manifest:full-path="Pictures/10000201000002390000007B9C151BAB.png"/>
  <manifest:file-entry manifest:media-type="image/png" manifest:full-path="Pictures/100002010000016C000000619F5658FE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Gothic" svg:font-family="'MS Gothic'" style:font-family-generic="system" style:font-pitch="variable"/>
    <style:font-face style:name="MS PGothic" svg:font-family="'MS P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LL:</text:p>
      <text:p text:style-name="Standard">angrir -</text:p>
      <text:p text:style-name="Standard">shusug -</text:p>
      <text:p text:style-name="Standard">taron -</text:p>
      <text:p text:style-name="Standard">sharast +</text:p>
      <text:p text:style-name="Standard">stidest +</text:p>
      <text:p text:style-name="Standard"/>
      <text:p text:style-name="Standard">DUNNO:</text:p>
      <text:p text:style-name="Standard"><draw:frame draw:style-name="fr2" draw:name="grafika5" text:anchor-type="char" svg:x="0.169cm" svg:y="0.305cm" svg:width="10.109cm" svg:height="7.197cm" draw:z-index="4"><draw:image xlink:href="Pictures/100002010000017E00000110B25B7EE5.png" xlink:type="simple" xlink:show="embed" xlink:actuate="onLoad"/></draw:frame></text:p>
      <text:p text:style-name="Standard"/>
      <text:p text:style-name="Standard">METAL:</text:p>
      <text:p text:style-name="Standard"/>
      <text:p text:style-name="Standard"><draw:frame draw:style-name="fr2" draw:name="grafika2" text:anchor-type="char" svg:x="0.023cm" svg:y="0.079cm" svg:width="9.633cm" svg:height="2.566cm" draw:z-index="3"><draw:image xlink:href="Pictures/100002010000016C000000619F5658FE.png" xlink:type="simple" xlink:show="embed" xlink:actuate="onLoad"/></draw:frame></text:p>
      <text:p text:style-name="Standard"><draw:frame draw:style-name="fr1" draw:name="grafika3" text:anchor-type="char" svg:x="-0.122cm" svg:y="0.286cm" svg:width="11.088cm" svg:height="5.027cm" draw:z-index="1"><draw:image xlink:href="Pictures/10000201000001A3000000BEACF77083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CLAY:</text:p>
      <text:p text:style-name="Standard"><draw:frame draw:style-name="fr1" draw:name="grafika1" text:anchor-type="char" svg:x="0cm" svg:y="0cm" svg:width="17cm" svg:height="4.653cm" draw:z-index="0"><draw:image xlink:href="Pictures/10000201000002CC000000C435F932DE.png" xlink:type="simple" xlink:show="embed" xlink:actuate="onLoad"/></draw:frame><text:soft-page-break/></text:p>
      <text:p text:style-name="Standard"/>
      <text:p text:style-name="Standard">GLASS:</text:p>
      <text:p text:style-name="Standard"><draw:frame draw:style-name="fr2" draw:name="grafika4" text:anchor-type="char" svg:x="0.3cm" svg:y="0.222cm" svg:width="15.057cm" svg:height="3.254cm" draw:z-index="2"><draw:image xlink:href="Pictures/10000201000002390000007B9C151BAB.png" xlink:type="simple" xlink:show="embed" xlink:actuate="onLoad"/></draw:frame>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Gothic" svg:font-family="'MS Gothic'" style:font-family-generic="system" style:font-pitch="variable"/>
    <style:font-face style:name="MS PGothic" svg:font-family="'MS P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MS Gothic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PGothic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kub </meta:initial-creator>
    <meta:creation-date>2023-02-03T13:27:52.16</meta:creation-date>
    <dc:date>2023-02-03T13:34:15.92</dc:date>
    <dc:creator>Jakub </dc:creator>
    <meta:editing-duration>PT6M23S</meta:editing-duration>
    <meta:editing-cycles>7</meta:editing-cycles>
    <meta:generator>OpenOffice/4.1.13$Win32 OpenOffice.org_project/4113m1$Build-9810</meta:generator>
    <meta:document-statistic meta:table-count="0" meta:image-count="5" meta:object-count="0" meta:page-count="2" meta:paragraph-count="10" meta:word-count="15" meta:character-count="68"/>
  </office:meta>
</office:document-meta>
</file>